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stroke="none" draw:fill="none" fo:min-height="1.818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cd" style:text-outline="false" style:text-line-through-style="none" style:text-line-through-type="none" style:font-name="Utopi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52a2a" style:text-outline="false" style:text-line-through-style="none" style:text-line-through-type="none" style:font-name="Utopi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text-outline="false" style:text-line-through-style="none" style:text-line-through-type="none" style:font-name="Utopi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Utopi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cd" style:text-outline="false" style:text-line-through-style="none" style:text-line-through-type="none" style:font-name="Utopia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a52a2a" style:text-outline="false" style:text-line-through-style="none" style:text-line-through-type="none" style:font-name="Utopia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0000" style:text-outline="false" style:text-line-through-style="none" style:text-line-through-type="none" style:font-name="Utopia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d" style:text-outline="false" style:text-line-through-style="none" style:text-line-through-type="none" style:font-name="Utopia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52a2a" style:text-outline="false" style:text-line-through-style="none" style:text-line-through-type="none" style:font-name="Utopia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font-name="Utopia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cd" fo:font-size="26pt" style:font-size-asian="26pt" style:font-size-complex="26pt"/>
    </style:style>
    <style:style style:name="T14" style:family="text">
      <style:text-properties fo:color="#a52a2a" fo:font-size="26pt" style:font-size-asian="26pt" style:font-size-complex="26pt"/>
    </style:style>
    <style:style style:name="T15" style:family="text">
      <style:text-properties fo:color="#ff0000" fo:font-size="26pt" style:font-size-asian="26pt" style:font-size-complex="26pt"/>
    </style:style>
    <style:style style:name="T16" style:family="text">
      <style:text-properties fo:color="#000000" fo:font-size="26pt" style:font-size-asian="26pt" style:font-size-complex="26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 style:text-outline="false" style:text-line-through-style="none" style:text-line-through-type="none" style:font-name="Utopia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ngular JS</text:p>
          </draw:text-box>
        </draw:frame>
        <draw:frame presentation:style-name="pr2" draw:text-style-name="P1" draw:layer="layout" svg:width="23.8cm" svg:height="12.18cm" svg:x="2.2cm" svg:y="16.4cm" presentation:class="outline">
          <draw:text-box>
            <text:list text:style-name="L2">
              <text:list-header>
                <text:p text:style-name="P1">Abhijit A. M.</text:p>
                <text:p text:style-name="P1">COEP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AngularJS (ng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AngularJS is a JavaScript framework. It can be added to an HTML page with a &lt;script&gt; tag.</text:p>
              </text:list-item>
              <text:list-item>
                <text:p>Anuglar JS uses Model View Controller architecture</text:p>
                <text:list>
                  <text:list-item>
                    <text:p>Model: Data</text:p>
                  </text:list-item>
                  <text:list-item>
                    <text:p>View: Visualisation of data</text:p>
                  </text:list-item>
                  <text:list-item>
                    <text:p>Controller: interactions of users with view and model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VC architectu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In an Angular JS Application we have</text:p>
                <text:list>
                  <text:list-item>
                    <text:p>View</text:p>
                    <text:list>
                      <text:list-item>
                        <text:p>i.e. the HTML</text:p>
                      </text:list-item>
                    </text:list>
                  </text:list-item>
                  <text:list-item>
                    <text:p>Model</text:p>
                    <text:list>
                      <text:list-item>
                        <text:p>Data available for the current view.</text:p>
                      </text:list-item>
                      <text:list-item>
                        <text:p>called scope. JS varibles also available in view</text:p>
                      </text:list-item>
                    </text:list>
                  </text:list-item>
                  <text:list-item>
                    <text:p>Controller</text:p>
                    <text:list>
                      <text:list-item>
                        <text:p>JavaScript function that makes/changes/removes/controls the data.</text:p>
                      </text:list-item>
                      <text:list-item>
                        <text:p>Default + Written by programme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at ng do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Creates it‘s own HTML-like elements and attributes </text:p>
                <text:list>
                  <text:list-item>
                    <text:p>Allows developer to create custom elements and attributes</text:p>
                  </text:list-item>
                </text:list>
              </text:list-item>
              <text:list-item>
                <text:p>Attributes define binding of data with behaviour</text:p>
              </text:list-item>
              <text:list-item>
                <text:p>Also creates some CSS classes for displaying forms, etc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sign goa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">to decouple DOM </text:span><text:span text:style-name="T1">manipulation from </text:span><text:span text:style-name="T1">application logic. </text:span></text:p>
                <text:list>
                  <text:list-item>
                    <text:p><text:span text:style-name="T1">The difficulty of this is </text:span><text:span text:style-name="T1">dramatically affected by </text:span><text:span text:style-name="T1">the way the code is </text:span><text:span text:style-name="T1">structured.</text:span></text:p>
                  </text:list-item>
                </text:list>
              </text:list-item>
              <text:list-item>
                <text:p><text:span text:style-name="T1">to decouple the client side </text:span><text:span text:style-name="T1">of an application from the </text:span><text:span text:style-name="T1">server side. </text:span></text:p>
                <text:list>
                  <text:list-item>
                    <text:p><text:span text:style-name="T1">This allows </text:span><text:span text:style-name="T1">development work to </text:span><text:span text:style-name="T1">progress in parallel, and </text:span><text:span text:style-name="T1">allows for reuse of both </text:span><text:span text:style-name="T1">sides.</text:span></text:p>
                  </text:list-item>
                </text:list>
              </text:list-item>
              <text:list-item>
                <text:p><text:span text:style-name="T1">to provide structure for the </text:span><text:span text:style-name="T1">journey of building an </text:span><text:span text:style-name="T1">application</text:span></text:p>
                <text:list>
                  <text:list-item>
                    <text:p><text:span text:style-name="T1">from designing the UI, </text:span><text:span text:style-name="T1">through writing the </text:span><text:span text:style-name="T1">business logic, to </text:span><text:span text:style-name="T1">testing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g-directiv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AngularJS extends HTML with ng-directives.</text:p>
              </text:list-item>
              <text:list-item>
                <text:p>The ng-app directive</text:p>
                <text:list>
                  <text:list-item>
                    <text:p>defines an AngularJS application.</text:p>
                  </text:list-item>
                </text:list>
              </text:list-item>
              <text:list-item>
                <text:p>The ng-model directive</text:p>
                <text:list>
                  <text:list-item>
                    <text:p>binds the value of HTML controls (input, select, textarea) to application data (model).</text:p>
                  </text:list-item>
                </text:list>
              </text:list-item>
              <text:list-item>
                <text:p>The ng-bind directive</text:p>
                <text:list>
                  <text:list-item>
                    <text:p>binds application data (model) to the HTML view. </text:p>
                  </text:list-item>
                </text:list>
              </text:list-item>
              <text:list-item>
                <text:p>Example: 1-angular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xample</text:p>
          </draw:text-box>
        </draw:frame>
        <draw:frame presentation:style-name="pr5" draw:layer="layout" svg:width="11.711cm" svg:height="12.18cm" svg:x="2cm" svg:y="6cm" presentation:class="outline">
          <draw:text-box>
            <text:p><text:span text:style-name="T2">&lt;</text:span><text:span text:style-name="T3">div</text:span><text:span text:style-name="T4"> ng-app</text:span><text:span text:style-name="T2">=""&gt;</text:span><text:span text:style-name="T5"><text:line-break/></text:span><text:span text:style-name="T5">  </text:span><text:span text:style-name="T2">&lt;</text:span><text:span text:style-name="T3">p</text:span><text:span text:style-name="T2">&gt;</text:span><text:span text:style-name="T5">Name: </text:span></text:p>
            <text:p><text:span text:style-name="T2">&lt;</text:span><text:span text:style-name="T3">input</text:span><text:span text:style-name="T4"> type</text:span><text:span text:style-name="T2">="text"</text:span><text:span text:style-name="T4"> <text:s/>ng-</text:span><text:span text:style-name="T4">model </text:span><text:span text:style-name="T2">="name"&gt;</text:span></text:p>
            <text:p><text:span text:style-name="T2">&lt;</text:span><text:span text:style-name="T3">/p</text:span><text:span text:style-name="T2">&gt;</text:span><text:span text:style-name="T5"><text:line-break/></text:span><text:span text:style-name="T5"> </text:span><text:span text:style-name="T2">&lt;</text:span><text:span text:style-name="T3">p</text:span><text:span text:style-name="T4"> ng-bind</text:span><text:span text:style-name="T2">="name"&gt; </text:span><text:span text:style-name="T2">&lt;</text:span><text:span text:style-name="T3">/p</text:span><text:span text:style-name="T2">&gt;</text:span></text:p>
          </draw:text-box>
        </draw:frame>
        <draw:frame presentation:style-name="pr5" draw:layer="layout" svg:width="11.711cm" svg:height="12.18cm" svg:x="14.489cm" svg:y="0.42cm" presentation:class="outline" presentation:user-transformed="true">
          <draw:text-box>
            <text:list text:style-name="L4">
              <text:list-item>
                <text:p><text:span text:style-name="T1">The ng-app directive</text:span></text:p>
                <text:list>
                  <text:list-item>
                    <text:p><text:span text:style-name="T1">tells AngularJS that the </text:span><text:span text:style-name="T1">&lt;div&gt; element is the </text:span><text:span text:style-name="T1">"owner" of an AngularJS </text:span><text:span text:style-name="T1">application.</text:span></text:p>
                  </text:list-item>
                </text:list>
              </text:list-item>
              <text:list-item>
                <text:p><text:span text:style-name="T1">The ng-model directive</text:span></text:p>
                <text:list>
                  <text:list-item>
                    <text:p><text:span text:style-name="T1">binds the value of the </text:span><text:span text:style-name="T1">input field to the </text:span><text:span text:style-name="T1">application variable </text:span><text:span text:style-name="T1">name.</text:span></text:p>
                  </text:list-item>
                </text:list>
              </text:list-item>
              <text:list-item>
                <text:p><text:span text:style-name="T1">The ng-bind directive </text:span></text:p>
                <text:list>
                  <text:list-item>
                    <text:p><text:span text:style-name="T1">binds the innerHTML of </text:span><text:span text:style-name="T1">the &lt;p&gt; element to the </text:span><text:span text:style-name="T1">application variable </text:span><text:span text:style-name="T1">name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Example: ng-init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p><text:span text:style-name="T2">&lt;</text:span><text:span text:style-name="T3">div</text:span><text:span text:style-name="T4"> ng-app</text:span><text:span text:style-name="T2">=""</text:span><text:span text:style-name="T4"> ng-</text:span><text:span text:style-name="T4">init</text:span><text:span text:style-name="T2">="firstName='John'"&gt;</text:span><text:span text:style-name="T2"><text:line-break/></text:span><text:span text:style-name="T2"><text:line-break/></text:span><text:span text:style-name="T2">&lt;</text:span><text:span text:style-name="T3">p</text:span><text:span text:style-name="T2">&gt;The name is &lt;</text:span><text:span text:style-name="T3">span</text:span><text:span text:style-name="T4"> ng-</text:span><text:span text:style-name="T4">bind</text:span><text:span text:style-name="T2">="firstName"&gt;&lt;</text:span><text:span text:style-name="T3">/span</text:span><text:span text:style-name="T2">&gt;&lt;</text:span><text:span text:style-name="T3">/p</text:span><text:span text:style-name="T2">&gt;</text:span><text:span text:style-name="T2"><text:line-break/></text:span><text:span text:style-name="T2"><text:line-break/></text:span><text:span text:style-name="T2">&lt;</text:span><text:span text:style-name="T3">/div</text:span><text:span text:style-name="T2">&gt; </text:span></text:p>
          </draw:text-box>
        </draw:frame>
        <draw:frame presentation:style-name="pr5" draw:layer="layout" svg:width="11.711cm" svg:height="12.18cm" svg:x="14.4cm" svg:y="6.2cm" presentation:class="outline" presentation:user-transformed="true">
          <draw:text-box>
            <text:p><text:span text:style-name="T5">The ng-init directive</text:span></text:p>
            <text:p><text:span text:style-name="T5">initializes AngularJS </text:span><text:span text:style-name="T5">application variables.</text:span></text:p>
            <text:p><text:span text:style-name="T5"/></text:p>
            <text:p><text:span text:style-name="T5">You can use data-ng-, </text:span><text:span text:style-name="T5">instead of ng-, if you want </text:span><text:span text:style-name="T5">to make your page HTML </text:span><text:span text:style-name="T5">valid.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3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gular JS expressions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4">
              <text:list-item>
                <text:p>AngularJS expressions are written inside double braces: {{ expression }}.</text:p>
              </text:list-item>
            </text:list>
          </draw:text-box>
        </draw:frame>
        <draw:frame presentation:style-name="pr5" draw:layer="layout" svg:width="11.711cm" svg:height="12.18cm" svg:x="14.298cm" svg:y="3.82cm" presentation:class="outline" presentation:user-transformed="true">
          <draw:text-box>
            <text:p><text:span text:style-name="T6">&lt;</text:span><text:span text:style-name="T7">!DOCTYPE</text:span><text:span text:style-name="T8"> html</text:span><text:span text:style-name="T6">&gt;</text:span><text:span text:style-name="T6"><text:line-break/></text:span><text:span text:style-name="T6">&lt;</text:span><text:span text:style-name="T7">html</text:span><text:span text:style-name="T6">&gt;</text:span><text:span text:style-name="T6"><text:line-break/></text:span><text:span text:style-name="T9">&lt;</text:span><text:span text:style-name="T10">script</text:span><text:span text:style-name="T11"> </text:span><text:span text:style-name="T11">src</text:span><text:span text:style-name="T9">="https://ajax.googleapis.c</text:span><text:span text:style-name="T9">om/ajax/libs/angularjs/1.6.4/</text:span><text:span text:style-name="T9">angular.min.js"&gt;&lt;</text:span><text:span text:style-name="T10">/script</text:span><text:span text:style-name="T9">&gt;</text:span><text:span text:style-name="T6"><text:line-break/></text:span><text:span text:style-name="T6">&lt;</text:span><text:span text:style-name="T7">body</text:span><text:span text:style-name="T6">&gt;</text:span><text:span text:style-name="T6"><text:line-break/></text:span><text:span text:style-name="T6"><text:line-break/></text:span><text:span text:style-name="T6">&lt;</text:span><text:span text:style-name="T7">div</text:span><text:span text:style-name="T8"> ng-app</text:span><text:span text:style-name="T6">=""&gt;</text:span><text:span text:style-name="T6"><text:line-break/></text:span><text:span text:style-name="T6">  &lt;</text:span><text:span text:style-name="T7">p</text:span><text:span text:style-name="T6">&gt;My first expression: <text:s/></text:span><text:span text:style-name="T8">{{ 5 + 5 }}</text:span><text:span text:style-name="T6">&lt;</text:span><text:span text:style-name="T7">/p</text:span><text:span text:style-name="T6">&gt;</text:span><text:span text:style-name="T6"><text:line-break/></text:span><text:span text:style-name="T6">&lt;</text:span><text:span text:style-name="T7">/div</text:span><text:span text:style-name="T6">&gt;</text:span><text:span text:style-name="T6"><text:line-break/></text:span><text:span text:style-name="T6"><text:line-break/></text:span><text:span text:style-name="T6">&lt;</text:span><text:span text:style-name="T7">/body</text:span><text:span text:style-name="T6">&gt;</text:span><text:span text:style-name="T6"><text:line-break/></text:span><text:span text:style-name="T6">&lt;</text:span><text:span text:style-name="T7">/html</text:span><text:span text:style-name="T6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3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ngular JS expressions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4">
              <text:list-item>
                <text:p>AngularJS expressions bind AngularJS data to HTML the same way as the ng-bind directive.</text:p>
              </text:list-item>
            </text:list>
          </draw:text-box>
        </draw:frame>
        <draw:frame presentation:style-name="pr5" draw:layer="layout" svg:width="11.711cm" svg:height="12.18cm" svg:x="14.298cm" svg:y="3.82cm" presentation:class="outline" presentation:user-transformed="true">
          <draw:text-box>
            <text:p><text:span text:style-name="T2"/></text:p>
            <text:p><text:span text:style-name="T2"/></text:p>
            <text:p><text:span text:style-name="T2">&lt;</text:span><text:span text:style-name="T3">div</text:span><text:span text:style-name="T4"> ng-app</text:span><text:span text:style-name="T2">=""&gt;</text:span><text:span text:style-name="T5"><text:line-break/></text:span><text:span text:style-name="T5"/></text:p>
            <text:p><text:span text:style-name="T5">  </text:span><text:span text:style-name="T2">&lt;</text:span><text:span text:style-name="T3">p</text:span><text:span text:style-name="T2">&gt;</text:span><text:span text:style-name="T5">Name: <text:s/></text:span><text:span text:style-name="T2">&lt;</text:span><text:span text:style-name="T3">input</text:span><text:span text:style-name="T4"> </text:span><text:span text:style-name="T4">type</text:span><text:span text:style-name="T2">="text"</text:span><text:span text:style-name="T4"> ng-</text:span><text:span text:style-name="T4">model</text:span><text:span text:style-name="T2">="name"&gt; &lt;</text:span><text:span text:style-name="T3">/p</text:span><text:span text:style-name="T2">&gt;</text:span></text:p>
            <text:p><text:span text:style-name="T5"><text:line-break/></text:span><text:span text:style-name="T5">  </text:span><text:span text:style-name="T2">&lt;</text:span><text:span text:style-name="T3">p</text:span><text:span text:style-name="T2">&gt;</text:span><text:span text:style-name="T4">{{name}}</text:span><text:span text:style-name="T2">&lt;</text:span><text:span text:style-name="T3">/p</text:span><text:span text:style-name="T2">&gt;</text:span><text:span text:style-name="T5"><text:line-break/></text:span><text:span text:style-name="T2">&lt;</text:span><text:span text:style-name="T3">/div</text:span><text:span text:style-name="T2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cope</text:p>
          </draw:text-box>
        </draw:frame>
        <draw:frame presentation:style-name="pr5" draw:layer="layout" svg:width="24cm" svg:height="12.18cm" svg:x="1.8cm" svg:y="4.343cm" presentation:class="outline" presentation:user-transformed="true">
          <draw:text-box>
            <text:list text:style-name="L4">
              <text:list-item>
                <text:p><text:span text:style-name="T12">scope is the Model of </text:span><text:span text:style-name="T12">MVC</text:span></text:p>
              </text:list-item>
              <text:list-item>
                <text:p><text:span text:style-name="T12">The scope is a JavaScript </text:span><text:span text:style-name="T12">object with properties </text:span><text:span text:style-name="T12">and methods, which are </text:span><text:span text:style-name="T12">available for both the </text:span><text:span text:style-name="T12">view and the controller.</text:span></text:p>
              </text:list-item>
            </text:list>
            <text:p><text:span text:style-name="T13">&lt;</text:span><text:span text:style-name="T14">div</text:span><text:span text:style-name="T15"> ng-app</text:span><text:span text:style-name="T13">="myApp"</text:span><text:span text:style-name="T15"> ng-</text:span><text:span text:style-name="T15">controller</text:span><text:span text:style-name="T13">="myCtrl"&gt;</text:span><text:span text:style-name="T13"><text:line-break/></text:span><text:span text:style-name="T13">&lt;</text:span><text:span text:style-name="T14">input</text:span><text:span text:style-name="T15"> ng-model</text:span><text:span text:style-name="T13">="name"&gt;</text:span><text:span text:style-name="T13"><text:line-break/></text:span><text:span text:style-name="T13">&lt;</text:span><text:span text:style-name="T14">h1</text:span><text:span text:style-name="T13">&gt;My name is </text:span><text:span text:style-name="T15">{{name}}</text:span><text:span text:style-name="T13">&lt;</text:span><text:span text:style-name="T14">/h1</text:span><text:span text:style-name="T13">&gt; &lt;</text:span><text:span text:style-name="T14">/div</text:span><text:span text:style-name="T13">&gt;</text:span><text:span text:style-name="T13"><text:line-break/></text:span><text:span text:style-name="T13">&lt;</text:span><text:span text:style-name="T14">script</text:span><text:span text:style-name="T13">&gt;</text:span></text:p>
            <text:p><text:span text:style-name="T13">var</text:span><text:span text:style-name="T16"> app = </text:span><text:span text:style-name="T16">angular.module(</text:span><text:span text:style-name="T14">'myApp'</text:span><text:span text:style-name="T16">, </text:span><text:span text:style-name="T16">[]);</text:span><text:span text:style-name="T16"><text:line-break/></text:span><text:span text:style-name="T16">app.controller(</text:span><text:span text:style-name="T14">'myCtrl'</text:span><text:span text:style-name="T16">, </text:span><text:span text:style-name="T13">function</text:span><text:span text:style-name="T16">($scope) {</text:span><text:span text:style-name="T16"><text:line-break/></text:span><text:span text:style-name="T16">    $scope.name = </text:span><text:span text:style-name="T14">"John </text:span><text:span text:style-name="T14">Doe"</text:span><text:span text:style-name="T16">;</text:span><text:span text:style-name="T16"><text:line-break/></text:span><text:span text:style-name="T16">});</text:span></text:p>
            <text:p><text:span text:style-name="T13">&lt;</text:span><text:span text:style-name="T14">/script</text:span><text:span text:style-name="T13">&gt;</text:span><text:span text:style-name="T12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g events: </text:p>
          </draw:text-box>
        </draw:frame>
        <draw:frame presentation:style-name="pr5" draw:layer="layout" svg:width="11.711cm" svg:height="12.18cm" svg:x="2cm" svg:y="6cm" presentation:class="outline" presentation:user-transformed="true">
          <draw:text-box>
            <text:list text:style-name="L4">
              <text:list-item>
                <text:p><text:span text:style-name="T1">You can add AngularJS </text:span><text:span text:style-name="T1">event listeners to your </text:span><text:span text:style-name="T1">HTML elements by using </text:span><text:span text:style-name="T1">one or more of these </text:span><text:span text:style-name="T1">directives:</text:span></text:p>
              </text:list-item>
              <text:list-item>
                <text:p><text:span text:style-name="T1"><text:s text:c="4"/></text:span><text:span text:style-name="T1">ng-blur</text:span></text:p>
              </text:list-item>
              <text:list-item>
                <text:p><text:span text:style-name="T1"><text:s text:c="4"/></text:span><text:span text:style-name="T1">ng-change</text:span></text:p>
              </text:list-item>
              <text:list-item>
                <text:p><text:span text:style-name="T1"><text:s text:c="4"/></text:span><text:span text:style-name="T1">ng-click</text:span></text:p>
              </text:list-item>
              <text:list-item>
                <text:p><text:span text:style-name="T1"><text:s text:c="4"/></text:span><text:span text:style-name="T1">ng-copy</text:span></text:p>
              </text:list-item>
              <text:list-item>
                <text:p><text:span text:style-name="T1"><text:s text:c="4"/></text:span><text:span text:style-name="T1">ng-cut</text:span></text:p>
              </text:list-item>
              <text:list-item>
                <text:p><text:span text:style-name="T1"><text:s text:c="4"/></text:span><text:span text:style-name="T1">ng-dblclick</text:span></text:p>
              </text:list-item>
            </text:list>
          </draw:text-box>
        </draw:frame>
        <draw:frame presentation:style-name="pr5" draw:layer="layout" svg:width="11.711cm" svg:height="12.18cm" svg:x="14.298cm" svg:y="6cm" presentation:class="outline" presentation:user-transformed="true">
          <draw:text-box>
            <text:list text:style-name="L4">
              <text:list-item>
                <text:p><text:span text:style-name="T17"><text:s text:c="4"/></text:span><text:span text:style-name="T17">ng-focus</text:span></text:p>
              </text:list-item>
              <text:list-item>
                <text:p><text:span text:style-name="T17"><text:s text:c="4"/></text:span><text:span text:style-name="T17">ng-keydown</text:span></text:p>
              </text:list-item>
              <text:list-item>
                <text:p><text:span text:style-name="T17"><text:s text:c="4"/></text:span><text:span text:style-name="T17">ng-keypress</text:span></text:p>
              </text:list-item>
              <text:list-item>
                <text:p><text:span text:style-name="T17"><text:s text:c="4"/></text:span><text:span text:style-name="T17">ng-keyup</text:span></text:p>
              </text:list-item>
              <text:list-item>
                <text:p><text:span text:style-name="T17"><text:s text:c="4"/></text:span><text:span text:style-name="T17">ng-mousedown</text:span></text:p>
              </text:list-item>
              <text:list-item>
                <text:p><text:span text:style-name="T17"><text:s text:c="4"/></text:span><text:span text:style-name="T17">ng-mouseenter</text:span></text:p>
              </text:list-item>
              <text:list-item>
                <text:p><text:span text:style-name="T17"><text:s text:c="4"/></text:span><text:span text:style-name="T17">ng-mouseleave</text:span></text:p>
              </text:list-item>
              <text:list-item>
                <text:p><text:span text:style-name="T17"><text:s text:c="4"/></text:span><text:span text:style-name="T17">ng-mousemove</text:span></text:p>
              </text:list-item>
              <text:list-item>
                <text:p><text:span text:style-name="T17"><text:s text:c="4"/></text:span><text:span text:style-name="T17">ng-mouseover</text:span></text:p>
              </text:list-item>
              <text:list-item>
                <text:p><text:span text:style-name="T17"><text:s text:c="4"/></text:span><text:span text:style-name="T17">ng-mouseup</text:span></text:p>
              </text:list-item>
              <text:list-item>
                <text:p><text:span text:style-name="T17"><text:s text:c="4"/></text:span><text:span text:style-name="T17">ng-paste</text:span></text:p>
              </text:list-item>
            </text:list>
          </draw:text-box>
        </draw:frame>
        <draw:frame presentation:style-name="pr9" draw:text-style-name="P3" draw:layer="layout" svg:width="19.721cm" svg:height="1.818cm" svg:x="8.279cm" svg:y="3.382cm">
          <draw:text-box>
            <text:p>demo <text:s/>ng-mouseover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rectives (creating new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12">In addition to all the </text:span><text:span text:style-name="T12">built-in AngularJS </text:span><text:span text:style-name="T12">directives, you can </text:span><text:span text:style-name="T12">create your own </text:span><text:span text:style-name="T12">directives.</text:span></text:p>
              </text:list-item>
              <text:list-item>
                <text:p><text:span text:style-name="T12">New directives are </text:span><text:span text:style-name="T12">created by using the </text:span><text:span text:style-name="T12">.directive function.</text:span></text:p>
              </text:list-item>
              <text:list-item>
                <text:p><text:span text:style-name="T12">To invoke the new </text:span><text:span text:style-name="T12">directive, </text:span></text:p>
                <text:list>
                  <text:list-item>
                    <text:p><text:span text:style-name="T12">make an HTML </text:span><text:span text:style-name="T12">element with the </text:span><text:span text:style-name="T12">same tag name as the </text:span><text:span text:style-name="T12">new directive.</text:span></text:p>
                  </text:list-item>
                </text:list>
              </text:list-item>
              <text:list-item>
                <text:p><text:span text:style-name="T12">When naming a </text:span><text:span text:style-name="T12">directive,</text:span></text:p>
                <text:list>
                  <text:list-item>
                    <text:p><text:span text:style-name="T12"><text:s/></text:span><text:span text:style-name="T12">you must use a camel </text:span><text:span text:style-name="T12">case name, </text:span><text:span text:style-name="T12">w3TestDirective, </text:span></text:p>
                  </text:list-item>
                  <text:list-item>
                    <text:p><text:span text:style-name="T12">but when invoking it, </text:span><text:span text:style-name="T12">you must use - </text:span><text:span text:style-name="T12">separated name, w3-</text:span><text:span text:style-name="T12">test-directive: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ample: new directiv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<text:span text:style-name="T2">&lt;</text:span><text:span text:style-name="T3">body</text:span><text:span text:style-name="T4"> ng-app</text:span><text:span text:style-name="T2">="myApp"&gt;</text:span><text:span text:style-name="T2"><text:line-break/></text:span><text:span text:style-name="T2">&lt;</text:span><text:span text:style-name="T3">w3-test-directive</text:span><text:span text:style-name="T2">&gt;&lt;</text:span><text:span text:style-name="T3">/w3-</text:span><text:span text:style-name="T3">test-directive</text:span><text:span text:style-name="T2">&gt;</text:span><text:span text:style-name="T2"><text:line-break/></text:span><text:span text:style-name="T2">&lt;</text:span><text:span text:style-name="T3">script</text:span><text:span text:style-name="T2">&gt;</text:span><text:span text:style-name="T18"><text:line-break/></text:span><text:span text:style-name="T2">var</text:span><text:span text:style-name="T18"> app = </text:span><text:span text:style-name="T18">angular.module(</text:span><text:span text:style-name="T3">"myApp"</text:span><text:span text:style-name="T18">, []);</text:span><text:span text:style-name="T18"><text:line-break/></text:span><text:span text:style-name="T18">app.directive(</text:span><text:span text:style-name="T3">"w3TestDir</text:span><text:span text:style-name="T3">ective"</text:span><text:span text:style-name="T18">, </text:span><text:span text:style-name="T2">function</text:span><text:span text:style-name="T18">() {</text:span><text:span text:style-name="T18"><text:line-break/></text:span><text:span text:style-name="T18">    </text:span><text:span text:style-name="T2">return</text:span><text:span text:style-name="T18"> {</text:span><text:span text:style-name="T18"><text:line-break/></text:span><text:span text:style-name="T18">        template : </text:span><text:span text:style-name="T3">"&lt;h1&gt;Made </text:span><text:span text:style-name="T3">by a directive!&lt;/h1&gt;"</text:span><text:span text:style-name="T18"><text:line-break/></text:span><text:span text:style-name="T18">    };</text:span><text:span text:style-name="T18"><text:line-break/></text:span><text:span text:style-name="T18">});</text:span><text:span text:style-name="T18"><text:line-break/></text:span><text:span text:style-name="T2">&lt;</text:span><text:span text:style-name="T3">/script</text:span><text:span text:style-name="T2">&gt;</text:span><text:span text:style-name="T2"><text:line-break/></text:span><text:span text:style-name="T2">&lt;</text:span><text:span text:style-name="T3">/body</text:span><text:span text:style-name="T2">&gt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3">
        <office:forms form:automatic-focus="false" form:apply-design-mode="false"/>
        <draw:frame presentation:style-name="pr5" draw:layer="layout" svg:width="11.711cm" svg:height="12.18cm" svg:x="2cm" svg:y="6cm" presentation:class="outline" presentation:user-transformed="true">
          <draw:text-box>
            <text:list text:style-name="L4">
              <text:list-item>
                <text:p><text:span text:style-name="T19">You can invoke a directive by </text:span><text:span text:style-name="T19">using:</text:span></text:p>
                <text:list>
                  <text:list-item>
                    <text:p><text:span text:style-name="T19"><text:s text:c="4"/></text:span><text:span text:style-name="T19">Element name</text:span></text:p>
                  </text:list-item>
                  <text:list-item>
                    <text:p><text:span text:style-name="T19"><text:s text:c="4"/></text:span><text:span text:style-name="T19">Attribute</text:span></text:p>
                  </text:list-item>
                  <text:list-item>
                    <text:p><text:span text:style-name="T19"><text:s text:c="4"/></text:span><text:span text:style-name="T19">Class</text:span></text:p>
                  </text:list-item>
                  <text:list-item>
                    <text:p><text:span text:style-name="T19"><text:s text:c="4"/></text:span><text:span text:style-name="T19">Comment</text:span></text:p>
                  </text:list-item>
                </text:list>
              </text:list-item>
              <text:list-item>
                <text:p><text:span text:style-name="T19">The examples below will all </text:span><text:span text:style-name="T19">produce the same result:</text:span></text:p>
                <text:list>
                  <text:list-item>
                    <text:p><text:span text:style-name="T19">Element name</text:span></text:p>
                    <text:list>
                      <text:list-item>
                        <text:p><text:span text:style-name="T19">&lt;w3-test-</text:span><text:span text:style-name="T19">directive&gt;&lt;/w3-test-</text:span><text:span text:style-name="T19">directive&gt;</text:span></text:p>
                      </text:list-item>
                    </text:list>
                    <text:p><text:span text:style-name="T19"/></text:p>
                  </text:list-item>
                </text:list>
              </text:list-item>
            </text:list>
          </draw:text-box>
        </draw:frame>
        <draw:frame presentation:style-name="pr7" draw:layer="layout" svg:width="24.599cm" svg:height="3.507cm" svg:x="2cm" svg:y="0.836cm" presentation:class="title">
          <draw:text-box>
            <text:p>New directive</text:p>
          </draw:text-box>
        </draw:frame>
        <draw:frame presentation:style-name="pr5" draw:layer="layout" svg:width="11.711cm" svg:height="12.18cm" svg:x="14.298cm" svg:y="6cm" presentation:class="outline">
          <draw:text-box>
            <text:list text:style-name="L4">
              <text:list-item>
                <text:list>
                  <text:list-item>
                    <text:p><text:span text:style-name="T19">Attribute</text:span></text:p>
                    <text:list>
                      <text:list-item>
                        <text:p><text:span text:style-name="T19">&lt;div w3-test-</text:span><text:span text:style-name="T19">directive&gt;&lt;/div&gt;</text:span></text:p>
                      </text:list-item>
                    </text:list>
                  </text:list-item>
                  <text:list-item>
                    <text:p><text:span text:style-name="T19">Class</text:span></text:p>
                    <text:list>
                      <text:list-item>
                        <text:p><text:span text:style-name="T19">&lt;div class="w3-test-</text:span><text:span text:style-name="T19">directive"&gt;&lt;/div&gt;</text:span></text:p>
                      </text:list-item>
                    </text:list>
                  </text:list-item>
                  <text:list-item>
                    <text:p><text:span text:style-name="T19">Comment</text:span></text:p>
                    <text:list>
                      <text:list-item>
                        <text:p><text:span text:style-name="T19">&lt;!-- directive: w3-test-</text:span><text:span text:style-name="T19">directive --&gt;</text:span>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Utopia" fo:font-family="Utopia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Utopia" fo:font-family="Utopia" style:font-family-generic="roman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Utopia" fo:font-family="Utopia" style:font-family-generic="roman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Utopia" fo:font-family="Utopia" style:font-family-generic="roman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Utopia" fo:font-family="Utopia" style:font-family-generic="roman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Utopia" fo:font-family="Utopia" style:font-family-generic="roman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Utopia" fo:font-family="Utopia" style:font-family-generic="roman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Utopia" fo:font-family="Utopia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99" style:text-outline="false" style:text-line-through-style="none" style:text-line-through-type="none" style:font-name="Utopia" fo:font-family="Utopia" style:font-family-generic="roman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cc3300" style:font-name="Utopia" fo:font-family="Utopia" style:font-family-generic="roman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Utopia" fo:font-family="Utopia" style:font-family-generic="roman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Utopia" fo:font-family="Utopia" style:font-family-generic="roman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Utopia" fo:font-family="Utopia" style:font-family-generic="roman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Utopia" fo:font-family="Utopia" style:font-family-generic="roman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Utopia" fo:font-family="Utopia" style:font-family-generic="roman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Utopia" fo:font-family="Utopia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outline1">
      <style:graphic-properties fo:min-height="12.18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1-title">
      <style:graphic-properties draw:auto-grow-height="false" fo:min-height="3.507cm"/>
    </style:style>
    <style:style style:name="Mpr8" style:family="presentation" style:parent-style-name="Impress1-outline1">
      <style:graphic-properties fo:min-height="12.18cm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Mpr1" draw:layer="backgroundobjects" svg:width="23.8cm" svg:height="4cm" svg:x="2.2cm" svg:y="11.4cm" presentation:class="title">
        <draw:text-box>
          <text:p>Click to edit the title text format</text:p>
        </draw:text-box>
      </draw:frame>
      <draw:frame presentation:style-name="Mpr2" draw:layer="backgroundobjects" svg:width="23.8cm" svg:height="12.18cm" svg:x="2.2cm" svg:y="16.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4</text:page-count></text:span></text:p>
        </draw:text-box>
      </draw:frame>
      <draw:custom-shape presentation:style-name="Mpr4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7" draw:layer="backgroundobjects" svg:width="24.599cm" svg:height="3.507cm" svg:x="2cm" svg:y="0.836cm" presentation:class="title">
        <draw:text-box>
          <text:p>Click to edit the title text format</text:p>
        </draw:text-box>
      </draw:frame>
      <draw:frame presentation:style-name="Mpr8" draw:layer="backgroundobjects" svg:width="24cm" svg:height="12.18cm" svg:x="2cm" svg:y="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</text:span><text:span text:style-name="MT5">Level</text:span></text:p>
                          <text:list>
                            <text:list-item>
                              <text:p><text:span text:style-name="MT5">Fifth Outline </text:span><text:span text:style-name="MT5">Level</text:span></text:p>
                              <text:list>
                                <text:list-item>
                                  <text:p><text:span text:style-name="MT5">Sixth </text:span><text:span text:style-name="MT5">Outline </text:span><text:span text:style-name="MT5">Level</text:span></text:p>
                                  <text:list>
                                    <text:list-item>
                                      <text:p><text:span text:style-name="MT5">Seventh </text:span><text:span text:style-name="MT5">Outline </text:span><text:span text:style-name="MT5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4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02:53.314960010</meta:creation-date>
    <meta:editing-duration>PT19H51M10S</meta:editing-duration>
    <meta:editing-cycles>48</meta:editing-cycles>
    <meta:generator>LibreOffice/5.1.4.2$Linux_X86_64 LibreOffice_project/f99d75f39f1c57ebdd7ffc5f42867c12031db97a</meta:generator>
    <dc:date>2018-04-18T11:04:24.533356670</dc:date>
    <meta:document-statistic meta:object-count="101"/>
    <meta:template xlink:type="simple" xlink:actuate="onRequest" xlink:title="Impress" xlink:href="../../../../../../../../opt/libreoffice5.1/share/template/common/presnt/Impress.otp" meta:date="2018-04-17T15:02:53.164386730"/>
  </office:meta>
</office:document-meta>
</file>